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text-properties officeooo:rsid="0018d2b4" officeooo:paragraph-rsid="000c70e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22dffd" officeooo:paragraph-rsid="0022dff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fo:font-style="italic" fo:font-weight="bold" officeooo:rsid="00271701" officeooo:paragraph-rsid="00271701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271701" officeooo:paragraph-rsid="00271701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text-properties fo:font-style="italic" fo:font-weight="normal" officeooo:rsid="0022dffd" officeooo:paragraph-rsid="0022dff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dffd" officeooo:paragraph-rsid="0022dffd" style:font-style-asian="italic" style:font-weight-asian="normal" style:font-style-complex="italic" style:font-weight-complex="normal"/>
    </style:style>
    <style:style style:name="P8" style:family="paragraph" style:parent-style-name="Standard" style:list-style-name="L2">
      <style:text-properties fo:font-style="italic" fo:font-weight="normal" officeooo:rsid="002a947c" officeooo:paragraph-rsid="002a947c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officeooo:paragraph-rsid="0022dffd"/>
    </style:style>
    <style:style style:name="P10" style:family="paragraph" style:parent-style-name="Standard" style:list-style-name="L1">
      <style:text-properties fo:font-weight="bold" officeooo:rsid="0022dffd" officeooo:paragraph-rsid="0022dffd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22dffd" officeooo:paragraph-rsid="0022dffd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2dffd" officeooo:paragraph-rsid="0025c335" style:font-weight-asian="normal" style:font-weight-complex="normal"/>
    </style:style>
    <style:style style:name="P13" style:family="paragraph" style:parent-style-name="Standard" style:list-style-name="L2">
      <style:text-properties officeooo:paragraph-rsid="0028ce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2dff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22dffd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48e05" style:font-style-asian="normal" style:font-style-complex="normal"/>
    </style:style>
    <style:style style:name="T7" style:family="text">
      <style:text-properties fo:font-style="normal" fo:font-weight="normal" officeooo:rsid="0022dff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ce6d" style:font-style-asian="normal" style:font-weight-asian="normal" style:font-style-complex="normal" style:font-weight-complex="normal"/>
    </style:style>
    <style:style style:name="T9" style:family="text">
      <style:text-properties officeooo:rsid="0025c335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1"/>
      <text:p text:style-name="P3">SPRINT 0</text:p>
      <text:p text:style-name="P2"/>
      <text:list xml:id="list663521270688085205" text:style-name="L1">
        <text:list-item>
          <text:p text:style-name="P10">Definição da arquitetura e infraestrutura necessária</text:p>
          <text:p text:style-name="P10"/>
        </text:list-item>
        <text:list-item>
          <text:p text:style-name="P6"><text:span text:style-name="T10">Definição de plataformas de desenvolvimento:</text:span><text:span text:style-name="T5"> editor de texto Atom (https://atom.io/).</text:span></text:p>
          <text:p text:style-name="P11"/>
        </text:list-item>
        <text:list-item>
          <text:p text:style-name="P9"><text:span text:style-name="T3">Definição das ferramentas a serem utilizadas:</text:span><text:span text:style-name="T4"> </text:span><text:span text:style-name="T7">linguagens Python 3, HTML 5, JavaScript;</text:span><text:span text:style-name="T4"> </text:span><text:span text:style-name="T7">Materialize (beta release v0.97.7 – http://materializecss.com/); banco de dados PostgreSQL 9.6 (https://www.postgresql.org/download/);</text:span></text:p>
          <text:p text:style-name="P11"/>
        </text:list-item>
        <text:list-item>
          <text:p text:style-name="P12"><text:span text:style-name="T2">Definição de ambientes de gerência de configuração:</text:span><text:span text:style-name="T1"> </text:span>GitHub. <text:span text:style-name="T9">Link do repositório: https://github.com/vladimirbelinski/Ask-Trust.git</text:span></text:p>
          <text:p text:style-name="P11"/>
        </text:list-item>
        <text:list-item>
          <text:p text:style-name="P6"><text:span text:style-name="T10">Definição de padrões ou alternativas para atender aos requisitos não funcionais intrínsecos ao projeto:</text:span><text:span text:style-name="T5"> </text:span><text:span text:style-name="T6">framework Materialize já lida com responsividade (mobile).</text:span></text:p>
        </text:list-item>
      </text:list>
      <text:p text:style-name="P7"/>
      <text:list xml:id="list93011305624742" text:continue-numbering="true" text:style-name="L1">
        <text:list-header>
          <text:p text:style-name="P4"/>
        </text:list-header>
        <text:list-item>
          <text:p text:style-name="P4"><text:span text:style-name="T6">P</text:span><text:span text:style-name="T5">assos para configuração do ambiente:</text:span></text:p>
        </text:list-item>
      </text:list>
      <text:p text:style-name="P5"/>
      <text:list xml:id="list3111216996897337935" text:style-name="L2">
        <text:list-item>
          <text:p text:style-name="P13"><text:span text:style-name="T8">Instalar o editor de texto Atom: https://atom.io/</text:span></text:p>
        </text:list-item>
        <text:list-item>
          <text:p text:style-name="P8"><text:span text:style-name="T5">Instalar o pip3: $ sudo apt-get install python3-pip</text:span></text:p>
        </text:list-item>
        <text:list-item>
          <text:p text:style-name="P8"><text:span text:style-name="T5">Instalar o bottle: $ sudo pip3 install bottle requests</text:span></text:p>
        </text:list-item>
        <text:list-item>
          <text:p text:style-name="P8"><text:span text:style-name="T5">Instalar o psycopg2: $ sudo apt-get install python3-psycopg2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08-17T09:30:09.447095570</dc:date>
    <meta:editing-duration>PT2H17M44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153" meta:character-count="1130" meta:non-whitespace-character-count="998"/>
  </office:meta>
</office:document-meta>
</file>